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&gt;0" style:apply-style-name="Error" style:base-cell-address="Hoja1.M2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number-columns-repeated="5" table:default-cell-style-name="ce1"/>
        <table:table-row table:style-name="ro1">
          <table:table-cell table:number-columns-repeated="2"/>
          <table:table-cell office:value-type="string" calcext:value-type="string">
            <text:p>ALL</text:p>
          </table:table-cell>
          <table:table-cell table:number-columns-repeated="5"/>
          <table:table-cell office:value-type="string" calcext:value-type="string">
            <text:p>SI_LCR</text:p>
          </table:table-cell>
          <table:table-cell office:value-type="string" calcext:value-type="string">
            <text:p>NO_ALFA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1.6600311647692" calcext:value-type="float">
            <text:p>21,6600311647692</text:p>
          </table:table-cell>
          <table:table-cell office:value-type="float" office:value="417.152011605415" calcext:value-type="float">
            <text:p>417,1520116054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0.048878143133" calcext:value-type="float">
            <text:p>460,048878143133</text:p>
          </table:table-cell>
          <table:table-cell/>
          <table:table-cell table:formula="of:=[.G2]-[.A2]" office:value-type="float" office:value="0" calcext:value-type="float">
            <text:p>0</text:p>
          </table:table-cell>
          <table:table-cell table:formula="of:=[.H2]-[.B2]" office:value-type="float" office:value="0" calcext:value-type="float">
            <text:p>0</text:p>
          </table:table-cell>
          <table:table-cell table:formula="of:=[.I2]-[.C2]" office:value-type="float" office:value="0" calcext:value-type="float">
            <text:p>0</text:p>
          </table:table-cell>
          <table:table-cell table:formula="of:=[.J2]-[.D2]" office:value-type="float" office:value="-21.6600311647692" calcext:value-type="float">
            <text:p>-21,6600311647692</text:p>
          </table:table-cell>
          <table:table-cell table:formula="of:=[.K2]-[.E2]" office:value-type="float" office:value="42.8968665377183" calcext:value-type="float">
            <text:p>42,89686653771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57.052206999727" calcext:value-type="float">
            <text:p>57,052206999727</text:p>
          </table:table-cell>
          <table:table-cell office:value-type="float" office:value="404.607127659574" calcext:value-type="float">
            <text:p>404,60712765957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40.3212030947777" calcext:value-type="float">
            <text:p>40,3212030947777</text:p>
          </table:table-cell>
          <table:table-cell office:value-type="float" office:value="403.212030947775" calcext:value-type="float">
            <text:p>403,212030947775</text:p>
          </table:table-cell>
          <table:table-cell/>
          <table:table-cell table:formula="of:=[.G3]-[.A3]" office:value-type="float" office:value="0" calcext:value-type="float">
            <text:p>0</text:p>
          </table:table-cell>
          <table:table-cell table:formula="of:=[.H3]-[.B3]" office:value-type="float" office:value="0" calcext:value-type="float">
            <text:p>0</text:p>
          </table:table-cell>
          <table:table-cell table:formula="of:=[.I3]-[.C3]" office:value-type="float" office:value="0" calcext:value-type="float">
            <text:p>0</text:p>
          </table:table-cell>
          <table:table-cell table:formula="of:=[.J3]-[.D3]" office:value-type="float" office:value="-16.7310039049494" calcext:value-type="float">
            <text:p>-16,7310039049494</text:p>
          </table:table-cell>
          <table:table-cell table:formula="of:=[.K3]-[.E3]" office:value-type="float" office:value="-1.39509671179911" calcext:value-type="float">
            <text:p>-1,395096711799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90.9697112413907" calcext:value-type="float">
            <text:p>90,9697112413907</text:p>
          </table:table-cell>
          <table:table-cell office:value-type="float" office:value="390.919767891683" calcext:value-type="float">
            <text:p>390,91976789168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78.0252340425534" calcext:value-type="float">
            <text:p>78,0252340425534</text:p>
          </table:table-cell>
          <table:table-cell office:value-type="float" office:value="390.126170212765" calcext:value-type="float">
            <text:p>390,126170212765</text:p>
          </table:table-cell>
          <table:table-cell/>
          <table:table-cell table:formula="of:=[.G4]-[.A4]" office:value-type="float" office:value="0" calcext:value-type="float">
            <text:p>0</text:p>
          </table:table-cell>
          <table:table-cell table:formula="of:=[.H4]-[.B4]" office:value-type="float" office:value="0" calcext:value-type="float">
            <text:p>0</text:p>
          </table:table-cell>
          <table:table-cell table:formula="of:=[.I4]-[.C4]" office:value-type="float" office:value="0" calcext:value-type="float">
            <text:p>0</text:p>
          </table:table-cell>
          <table:table-cell table:formula="of:=[.J4]-[.D4]" office:value-type="float" office:value="-12.9444771988373" calcext:value-type="float">
            <text:p>-12,9444771988373</text:p>
          </table:table-cell>
          <table:table-cell table:formula="of:=[.K4]-[.E4]" office:value-type="float" office:value="-0.793597678917308" calcext:value-type="float">
            <text:p>-0,7935976789173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133.093696726203" calcext:value-type="float">
            <text:p>133,093696726203</text:p>
          </table:table-cell>
          <table:table-cell office:value-type="float" office:value="400.495164410057" calcext:value-type="float">
            <text:p>400,49516441005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118.870308510639" calcext:value-type="float">
            <text:p>118,870308510639</text:p>
          </table:table-cell>
          <table:table-cell office:value-type="float" office:value="396.234361702126" calcext:value-type="float">
            <text:p>396,234361702126</text:p>
          </table:table-cell>
          <table:table-cell/>
          <table:table-cell table:formula="of:=[.G5]-[.A5]" office:value-type="float" office:value="0" calcext:value-type="float">
            <text:p>0</text:p>
          </table:table-cell>
          <table:table-cell table:formula="of:=[.H5]-[.B5]" office:value-type="float" office:value="0" calcext:value-type="float">
            <text:p>0</text:p>
          </table:table-cell>
          <table:table-cell table:formula="of:=[.I5]-[.C5]" office:value-type="float" office:value="0" calcext:value-type="float">
            <text:p>0</text:p>
          </table:table-cell>
          <table:table-cell table:formula="of:=[.J5]-[.D5]" office:value-type="float" office:value="-14.2233882155644" calcext:value-type="float">
            <text:p>-14,2233882155644</text:p>
          </table:table-cell>
          <table:table-cell table:formula="of:=[.K5]-[.E5]" office:value-type="float" office:value="-4.26080270793108" calcext:value-type="float">
            <text:p>-4,260802707931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,4</text:p>
          </table:table-cell>
          <table:table-cell office:value-type="float" office:value="166.657151959115" calcext:value-type="float">
            <text:p>166,657151959115</text:p>
          </table:table-cell>
          <table:table-cell office:value-type="float" office:value="389.83905222437" calcext:value-type="float">
            <text:p>389,8390522243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,4</text:p>
          </table:table-cell>
          <table:table-cell office:value-type="float" office:value="162.472595744681" calcext:value-type="float">
            <text:p>162,472595744681</text:p>
          </table:table-cell>
          <table:table-cell office:value-type="float" office:value="406.181489361702" calcext:value-type="float">
            <text:p>406,181489361702</text:p>
          </table:table-cell>
          <table:table-cell/>
          <table:table-cell table:formula="of:=[.G6]-[.A6]" office:value-type="float" office:value="0" calcext:value-type="float">
            <text:p>0</text:p>
          </table:table-cell>
          <table:table-cell table:formula="of:=[.H6]-[.B6]" office:value-type="float" office:value="0" calcext:value-type="float">
            <text:p>0</text:p>
          </table:table-cell>
          <table:table-cell table:formula="of:=[.I6]-[.C6]" office:value-type="float" office:value="0" calcext:value-type="float">
            <text:p>0</text:p>
          </table:table-cell>
          <table:table-cell table:formula="of:=[.J6]-[.D6]" office:value-type="float" office:value="-4.18455621443403" calcext:value-type="float">
            <text:p>-4,18455621443403</text:p>
          </table:table-cell>
          <table:table-cell table:formula="of:=[.K6]-[.E6]" office:value-type="float" office:value="16.342437137331" calcext:value-type="float">
            <text:p>16,3424371373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205.241524309829" calcext:value-type="float">
            <text:p>205,241524309829</text:p>
          </table:table-cell>
          <table:table-cell office:value-type="float" office:value="392.746460348162" calcext:value-type="float">
            <text:p>392,74646034816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196.630730174081" calcext:value-type="float">
            <text:p>196,630730174081</text:p>
          </table:table-cell>
          <table:table-cell office:value-type="float" office:value="393.261460348161" calcext:value-type="float">
            <text:p>393,261460348161</text:p>
          </table:table-cell>
          <table:table-cell/>
          <table:table-cell table:formula="of:=[.G7]-[.A7]" office:value-type="float" office:value="0" calcext:value-type="float">
            <text:p>0</text:p>
          </table:table-cell>
          <table:table-cell table:formula="of:=[.H7]-[.B7]" office:value-type="float" office:value="0" calcext:value-type="float">
            <text:p>0</text:p>
          </table:table-cell>
          <table:table-cell table:formula="of:=[.I7]-[.C7]" office:value-type="float" office:value="0" calcext:value-type="float">
            <text:p>0</text:p>
          </table:table-cell>
          <table:table-cell table:formula="of:=[.J7]-[.D7]" office:value-type="float" office:value="-8.61079413574828" calcext:value-type="float">
            <text:p>-8,61079413574828</text:p>
          </table:table-cell>
          <table:table-cell table:formula="of:=[.K7]-[.E7]" office:value-type="float" office:value="0.514999999999247" calcext:value-type="float">
            <text:p>0,5149999999992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,6</text:p>
          </table:table-cell>
          <table:table-cell office:value-type="float" office:value="242.793745870575" calcext:value-type="float">
            <text:p>242,793745870575</text:p>
          </table:table-cell>
          <table:table-cell office:value-type="float" office:value="394.454690522243" calcext:value-type="float">
            <text:p>394,45469052224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,6</text:p>
          </table:table-cell>
          <table:table-cell office:value-type="float" office:value="242.820638297873" calcext:value-type="float">
            <text:p>242,820638297873</text:p>
          </table:table-cell>
          <table:table-cell office:value-type="float" office:value="404.701063829787" calcext:value-type="float">
            <text:p>404,701063829787</text:p>
          </table:table-cell>
          <table:table-cell/>
          <table:table-cell table:formula="of:=[.G8]-[.A8]" office:value-type="float" office:value="0" calcext:value-type="float">
            <text:p>0</text:p>
          </table:table-cell>
          <table:table-cell table:formula="of:=[.H8]-[.B8]" office:value-type="float" office:value="0" calcext:value-type="float">
            <text:p>0</text:p>
          </table:table-cell>
          <table:table-cell table:formula="of:=[.I8]-[.C8]" office:value-type="float" office:value="0" calcext:value-type="float">
            <text:p>0</text:p>
          </table:table-cell>
          <table:table-cell table:formula="of:=[.J8]-[.D8]" office:value-type="float" office:value="0.0268924272978381" calcext:value-type="float">
            <text:p>0,026892427297838</text:p>
          </table:table-cell>
          <table:table-cell table:formula="of:=[.K8]-[.E8]" office:value-type="float" office:value="10.246373307544" calcext:value-type="float">
            <text:p>10,2463733075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,7</text:p>
          </table:table-cell>
          <table:table-cell office:value-type="float" office:value="282.686039045751" calcext:value-type="float">
            <text:p>282,686039045751</text:p>
          </table:table-cell>
          <table:table-cell office:value-type="float" office:value="395.403336557059" calcext:value-type="float">
            <text:p>395,40333655705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,7</text:p>
          </table:table-cell>
          <table:table-cell office:value-type="float" office:value="278.091619922631" calcext:value-type="float">
            <text:p>278,091619922631</text:p>
          </table:table-cell>
          <table:table-cell office:value-type="float" office:value="397.273742746614" calcext:value-type="float">
            <text:p>397,273742746614</text:p>
          </table:table-cell>
          <table:table-cell/>
          <table:table-cell table:formula="of:=[.G9]-[.A9]" office:value-type="float" office:value="0" calcext:value-type="float">
            <text:p>0</text:p>
          </table:table-cell>
          <table:table-cell table:formula="of:=[.H9]-[.B9]" office:value-type="float" office:value="0" calcext:value-type="float">
            <text:p>0</text:p>
          </table:table-cell>
          <table:table-cell table:formula="of:=[.I9]-[.C9]" office:value-type="float" office:value="0" calcext:value-type="float">
            <text:p>0</text:p>
          </table:table-cell>
          <table:table-cell table:formula="of:=[.J9]-[.D9]" office:value-type="float" office:value="-4.59441912312047" calcext:value-type="float">
            <text:p>-4,59441912312047</text:p>
          </table:table-cell>
          <table:table-cell table:formula="of:=[.K9]-[.E9]" office:value-type="float" office:value="1.87040618955461" calcext:value-type="float">
            <text:p>1,870406189554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,8</text:p>
          </table:table-cell>
          <table:table-cell office:value-type="float" office:value="317.36621123765" calcext:value-type="float">
            <text:p>317,36621123765</text:p>
          </table:table-cell>
          <table:table-cell office:value-type="float" office:value="392.371392649903" calcext:value-type="float">
            <text:p>392,37139264990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,8</text:p>
          </table:table-cell>
          <table:table-cell office:value-type="float" office:value="305.285949709865" calcext:value-type="float">
            <text:p>305,285949709865</text:p>
          </table:table-cell>
          <table:table-cell office:value-type="float" office:value="381.60743713733" calcext:value-type="float">
            <text:p>381,60743713733</text:p>
          </table:table-cell>
          <table:table-cell/>
          <table:table-cell table:formula="of:=[.G10]-[.A10]" office:value-type="float" office:value="0" calcext:value-type="float">
            <text:p>0</text:p>
          </table:table-cell>
          <table:table-cell table:formula="of:=[.H10]-[.B10]" office:value-type="float" office:value="0" calcext:value-type="float">
            <text:p>0</text:p>
          </table:table-cell>
          <table:table-cell table:formula="of:=[.I10]-[.C10]" office:value-type="float" office:value="0" calcext:value-type="float">
            <text:p>0</text:p>
          </table:table-cell>
          <table:table-cell table:formula="of:=[.J10]-[.D10]" office:value-type="float" office:value="-12.0802615277853" calcext:value-type="float">
            <text:p>-12,0802615277853</text:p>
          </table:table-cell>
          <table:table-cell table:formula="of:=[.K10]-[.E10]" office:value-type="float" office:value="-10.7639555125729" calcext:value-type="float">
            <text:p>-10,76395551257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,9</text:p>
          </table:table-cell>
          <table:table-cell office:value-type="float" office:value="349.696078835081" calcext:value-type="float">
            <text:p>349,696078835081</text:p>
          </table:table-cell>
          <table:table-cell office:value-type="float" office:value="386.546141199225" calcext:value-type="float">
            <text:p>386,5461411992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,9</text:p>
          </table:table-cell>
          <table:table-cell office:value-type="float" office:value="342.492145067698" calcext:value-type="float">
            <text:p>342,492145067698</text:p>
          </table:table-cell>
          <table:table-cell office:value-type="float" office:value="380.546827852998" calcext:value-type="float">
            <text:p>380,546827852998</text:p>
          </table:table-cell>
          <table:table-cell/>
          <table:table-cell table:formula="of:=[.G11]-[.A11]" office:value-type="float" office:value="0" calcext:value-type="float">
            <text:p>0</text:p>
          </table:table-cell>
          <table:table-cell table:formula="of:=[.H11]-[.B11]" office:value-type="float" office:value="0" calcext:value-type="float">
            <text:p>0</text:p>
          </table:table-cell>
          <table:table-cell table:formula="of:=[.I11]-[.C11]" office:value-type="float" office:value="0" calcext:value-type="float">
            <text:p>0</text:p>
          </table:table-cell>
          <table:table-cell table:formula="of:=[.J11]-[.D11]" office:value-type="float" office:value="-7.20393376738264" calcext:value-type="float">
            <text:p>-7,20393376738264</text:p>
          </table:table-cell>
          <table:table-cell table:formula="of:=[.K11]-[.E11]" office:value-type="float" office:value="-5.99931334622698" calcext:value-type="float">
            <text:p>-5,999313346226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80.067785299806" calcext:value-type="float">
            <text:p>380,06778529980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82.032969052223" calcext:value-type="float">
            <text:p>382,032969052223</text:p>
          </table:table-cell>
          <table:table-cell/>
          <table:table-cell table:formula="of:=[.G12]-[.A12]" office:value-type="float" office:value="0" calcext:value-type="float">
            <text:p>0</text:p>
          </table:table-cell>
          <table:table-cell table:formula="of:=[.H12]-[.B12]" office:value-type="float" office:value="0" calcext:value-type="float">
            <text:p>0</text:p>
          </table:table-cell>
          <table:table-cell table:formula="of:=[.I12]-[.C12]" office:value-type="float" office:value="0" calcext:value-type="float">
            <text:p>0</text:p>
          </table:table-cell>
          <table:table-cell table:formula="of:=[.J12]-[.D12]" office:value-type="float" office:value="1.96518375241772" calcext:value-type="float">
            <text:p>1,96518375241772</text:p>
          </table:table-cell>
          <table:table-cell table:formula="of:=[.K12]-[.E12]" office:value-type="float" office:value="1.96518375241772" calcext:value-type="float">
            <text:p>1,96518375241772</text:p>
          </table:table-cell>
        </table:table-row>
        <table:table-row table:style-name="ro1">
          <table:table-cell table:number-columns-repeated="15"/>
          <table:table-cell table:formula="of:=SUM([.P2:.P12])/COUNT ([.P2:.P12])" office:value-type="float" office:value="-9.11279900662504" calcext:value-type="float">
            <text:p>-9,11279900662504</text:p>
          </table:table-cell>
          <table:table-cell table:formula="of:=SUM([.Q2:.Q12])/COUNT ([.Q2:.Q12])" office:value-type="float" office:value="4.60213645155615" calcext:value-type="float">
            <text:p>4,6021364515561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SI_ALFA</text:p>
          </table:table-cell>
          <table:table-cell office:value-type="string" calcext:value-type="string">
            <text:p>NO_LCR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1.6600311647692" calcext:value-type="float">
            <text:p>21,6600311647692</text:p>
          </table:table-cell>
          <table:table-cell office:value-type="float" office:value="417.152011605415" calcext:value-type="float">
            <text:p>417,1520116054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9.8786306488482" calcext:value-type="float">
            <text:p>29,8786306488482</text:p>
          </table:table-cell>
          <table:table-cell office:value-type="float" office:value="461.364883945841" calcext:value-type="float">
            <text:p>461,364883945841</text:p>
          </table:table-cell>
          <table:table-cell/>
          <table:table-cell table:formula="of:=[.G15]-[.A15]" office:value-type="float" office:value="0" calcext:value-type="float">
            <text:p>0</text:p>
          </table:table-cell>
          <table:table-cell table:formula="of:=[.H15]-[.B15]" office:value-type="float" office:value="0" calcext:value-type="float">
            <text:p>0</text:p>
          </table:table-cell>
          <table:table-cell table:formula="of:=[.I15]-[.C15]" office:value-type="float" office:value="0" calcext:value-type="float">
            <text:p>0</text:p>
          </table:table-cell>
          <table:table-cell table:formula="of:=[.J15]-[.D15]" office:value-type="float" office:value="8.21859948407906" calcext:value-type="float">
            <text:p>8,21859948407906</text:p>
          </table:table-cell>
          <table:table-cell table:formula="of:=[.K15]-[.E15]" office:value-type="float" office:value="44.2128723404267" calcext:value-type="float">
            <text:p>44,21287234042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57.052206999727" calcext:value-type="float">
            <text:p>57,052206999727</text:p>
          </table:table-cell>
          <table:table-cell office:value-type="float" office:value="404.607127659574" calcext:value-type="float">
            <text:p>404,60712765957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66.970666750222" calcext:value-type="float">
            <text:p>66,970666750222</text:p>
          </table:table-cell>
          <table:table-cell office:value-type="float" office:value="458.389342359767" calcext:value-type="float">
            <text:p>458,389342359767</text:p>
          </table:table-cell>
          <table:table-cell/>
          <table:table-cell table:formula="of:=[.G16]-[.A16]" office:value-type="float" office:value="0" calcext:value-type="float">
            <text:p>0</text:p>
          </table:table-cell>
          <table:table-cell table:formula="of:=[.H16]-[.B16]" office:value-type="float" office:value="0" calcext:value-type="float">
            <text:p>0</text:p>
          </table:table-cell>
          <table:table-cell table:formula="of:=[.I16]-[.C16]" office:value-type="float" office:value="0" calcext:value-type="float">
            <text:p>0</text:p>
          </table:table-cell>
          <table:table-cell table:formula="of:=[.J16]-[.D16]" office:value-type="float" office:value="9.91845975049496" calcext:value-type="float">
            <text:p>9,91845975049496</text:p>
          </table:table-cell>
          <table:table-cell table:formula="of:=[.K16]-[.E16]" office:value-type="float" office:value="53.7822147001936" calcext:value-type="float">
            <text:p>53,78221470019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90.9697112413907" calcext:value-type="float">
            <text:p>90,9697112413907</text:p>
          </table:table-cell>
          <table:table-cell office:value-type="float" office:value="390.919767891683" calcext:value-type="float">
            <text:p>390,91976789168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110.737841579713" calcext:value-type="float">
            <text:p>110,737841579713</text:p>
          </table:table-cell>
          <table:table-cell office:value-type="float" office:value="462.35239845261" calcext:value-type="float">
            <text:p>462,35239845261</text:p>
          </table:table-cell>
          <table:table-cell/>
          <table:table-cell table:formula="of:=[.G17]-[.A17]" office:value-type="float" office:value="0" calcext:value-type="float">
            <text:p>0</text:p>
          </table:table-cell>
          <table:table-cell table:formula="of:=[.H17]-[.B17]" office:value-type="float" office:value="0" calcext:value-type="float">
            <text:p>0</text:p>
          </table:table-cell>
          <table:table-cell table:formula="of:=[.I17]-[.C17]" office:value-type="float" office:value="0" calcext:value-type="float">
            <text:p>0</text:p>
          </table:table-cell>
          <table:table-cell table:formula="of:=[.J17]-[.D17]" office:value-type="float" office:value="19.7681303383227" calcext:value-type="float">
            <text:p>19,7681303383227</text:p>
          </table:table-cell>
          <table:table-cell table:formula="of:=[.K17]-[.E17]" office:value-type="float" office:value="71.4326305609276" calcext:value-type="float">
            <text:p>71,43263056092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133.093696726203" calcext:value-type="float">
            <text:p>133,093696726203</text:p>
          </table:table-cell>
          <table:table-cell office:value-type="float" office:value="400.495164410057" calcext:value-type="float">
            <text:p>400,49516441005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153.817053021262" calcext:value-type="float">
            <text:p>153,817053021262</text:p>
          </table:table-cell>
          <table:table-cell office:value-type="float" office:value="460.440348162476" calcext:value-type="float">
            <text:p>460,440348162476</text:p>
          </table:table-cell>
          <table:table-cell/>
          <table:table-cell table:formula="of:=[.G18]-[.A18]" office:value-type="float" office:value="0" calcext:value-type="float">
            <text:p>0</text:p>
          </table:table-cell>
          <table:table-cell table:formula="of:=[.H18]-[.B18]" office:value-type="float" office:value="0" calcext:value-type="float">
            <text:p>0</text:p>
          </table:table-cell>
          <table:table-cell table:formula="of:=[.I18]-[.C18]" office:value-type="float" office:value="0" calcext:value-type="float">
            <text:p>0</text:p>
          </table:table-cell>
          <table:table-cell table:formula="of:=[.J18]-[.D18]" office:value-type="float" office:value="20.7233562950587" calcext:value-type="float">
            <text:p>20,7233562950587</text:p>
          </table:table-cell>
          <table:table-cell table:formula="of:=[.K18]-[.E18]" office:value-type="float" office:value="59.9451837524182" calcext:value-type="float">
            <text:p>59,94518375241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,4</text:p>
          </table:table-cell>
          <table:table-cell office:value-type="float" office:value="166.657151959115" calcext:value-type="float">
            <text:p>166,657151959115</text:p>
          </table:table-cell>
          <table:table-cell office:value-type="float" office:value="389.83905222437" calcext:value-type="float">
            <text:p>389,8390522243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,4</text:p>
          </table:table-cell>
          <table:table-cell office:value-type="float" office:value="196.587857854233" calcext:value-type="float">
            <text:p>196,587857854233</text:p>
          </table:table-cell>
          <table:table-cell office:value-type="float" office:value="455.381818181818" calcext:value-type="float">
            <text:p>455,381818181818</text:p>
          </table:table-cell>
          <table:table-cell/>
          <table:table-cell table:formula="of:=[.G19]-[.A19]" office:value-type="float" office:value="0" calcext:value-type="float">
            <text:p>0</text:p>
          </table:table-cell>
          <table:table-cell table:formula="of:=[.H19]-[.B19]" office:value-type="float" office:value="0" calcext:value-type="float">
            <text:p>0</text:p>
          </table:table-cell>
          <table:table-cell table:formula="of:=[.I19]-[.C19]" office:value-type="float" office:value="0" calcext:value-type="float">
            <text:p>0</text:p>
          </table:table-cell>
          <table:table-cell table:formula="of:=[.J19]-[.D19]" office:value-type="float" office:value="29.9307058951176" calcext:value-type="float">
            <text:p>29,9307058951176</text:p>
          </table:table-cell>
          <table:table-cell table:formula="of:=[.K19]-[.E19]" office:value-type="float" office:value="65.5427659574477" calcext:value-type="float">
            <text:p>65,54276595744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205.241524309829" calcext:value-type="float">
            <text:p>205,241524309829</text:p>
          </table:table-cell>
          <table:table-cell office:value-type="float" office:value="392.746460348162" calcext:value-type="float">
            <text:p>392,74646034816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235.741943425468" calcext:value-type="float">
            <text:p>235,741943425468</text:p>
          </table:table-cell>
          <table:table-cell office:value-type="float" office:value="446.308529980658" calcext:value-type="float">
            <text:p>446,308529980658</text:p>
          </table:table-cell>
          <table:table-cell/>
          <table:table-cell table:formula="of:=[.G20]-[.A20]" office:value-type="float" office:value="0" calcext:value-type="float">
            <text:p>0</text:p>
          </table:table-cell>
          <table:table-cell table:formula="of:=[.H20]-[.B20]" office:value-type="float" office:value="0" calcext:value-type="float">
            <text:p>0</text:p>
          </table:table-cell>
          <table:table-cell table:formula="of:=[.I20]-[.C20]" office:value-type="float" office:value="0" calcext:value-type="float">
            <text:p>0</text:p>
          </table:table-cell>
          <table:table-cell table:formula="of:=[.J20]-[.D20]" office:value-type="float" office:value="30.5004191156391" calcext:value-type="float">
            <text:p>30,5004191156391</text:p>
          </table:table-cell>
          <table:table-cell table:formula="of:=[.K20]-[.E20]" office:value-type="float" office:value="53.5620696324954" calcext:value-type="float">
            <text:p>53,56206963249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,6</text:p>
          </table:table-cell>
          <table:table-cell office:value-type="float" office:value="242.793745870575" calcext:value-type="float">
            <text:p>242,793745870575</text:p>
          </table:table-cell>
          <table:table-cell office:value-type="float" office:value="394.454690522243" calcext:value-type="float">
            <text:p>394,45469052224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,6</text:p>
          </table:table-cell>
          <table:table-cell office:value-type="float" office:value="281.444818888918" calcext:value-type="float">
            <text:p>281,444818888918</text:p>
          </table:table-cell>
          <table:table-cell office:value-type="float" office:value="453.765676982591" calcext:value-type="float">
            <text:p>453,765676982591</text:p>
          </table:table-cell>
          <table:table-cell/>
          <table:table-cell table:formula="of:=[.G21]-[.A21]" office:value-type="float" office:value="0" calcext:value-type="float">
            <text:p>0</text:p>
          </table:table-cell>
          <table:table-cell table:formula="of:=[.H21]-[.B21]" office:value-type="float" office:value="0" calcext:value-type="float">
            <text:p>0</text:p>
          </table:table-cell>
          <table:table-cell table:formula="of:=[.I21]-[.C21]" office:value-type="float" office:value="0" calcext:value-type="float">
            <text:p>0</text:p>
          </table:table-cell>
          <table:table-cell table:formula="of:=[.J21]-[.D21]" office:value-type="float" office:value="38.6510730183437" calcext:value-type="float">
            <text:p>38,6510730183437</text:p>
          </table:table-cell>
          <table:table-cell table:formula="of:=[.K21]-[.E21]" office:value-type="float" office:value="59.3109864603485" calcext:value-type="float">
            <text:p>59,31098646034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,7</text:p>
          </table:table-cell>
          <table:table-cell office:value-type="float" office:value="282.686039045751" calcext:value-type="float">
            <text:p>282,686039045751</text:p>
          </table:table-cell>
          <table:table-cell office:value-type="float" office:value="395.403336557059" calcext:value-type="float">
            <text:p>395,40333655705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,7</text:p>
          </table:table-cell>
          <table:table-cell office:value-type="float" office:value="331.774006991495" calcext:value-type="float">
            <text:p>331,774006991495</text:p>
          </table:table-cell>
          <table:table-cell office:value-type="float" office:value="463.771856866538" calcext:value-type="float">
            <text:p>463,771856866538</text:p>
          </table:table-cell>
          <table:table-cell/>
          <table:table-cell table:formula="of:=[.G22]-[.A22]" office:value-type="float" office:value="0" calcext:value-type="float">
            <text:p>0</text:p>
          </table:table-cell>
          <table:table-cell table:formula="of:=[.H22]-[.B22]" office:value-type="float" office:value="0" calcext:value-type="float">
            <text:p>0</text:p>
          </table:table-cell>
          <table:table-cell table:formula="of:=[.I22]-[.C22]" office:value-type="float" office:value="0" calcext:value-type="float">
            <text:p>0</text:p>
          </table:table-cell>
          <table:table-cell table:formula="of:=[.J22]-[.D22]" office:value-type="float" office:value="49.0879679457439" calcext:value-type="float">
            <text:p>49,0879679457439</text:p>
          </table:table-cell>
          <table:table-cell table:formula="of:=[.K22]-[.E22]" office:value-type="float" office:value="68.3685203094784" calcext:value-type="float">
            <text:p>68,36852030947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,8</text:p>
          </table:table-cell>
          <table:table-cell office:value-type="float" office:value="317.36621123765" calcext:value-type="float">
            <text:p>317,36621123765</text:p>
          </table:table-cell>
          <table:table-cell office:value-type="float" office:value="392.371392649903" calcext:value-type="float">
            <text:p>392,37139264990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,8</text:p>
          </table:table-cell>
          <table:table-cell office:value-type="float" office:value="363.668589766134" calcext:value-type="float">
            <text:p>363,668589766134</text:p>
          </table:table-cell>
          <table:table-cell office:value-type="float" office:value="448.932794970986" calcext:value-type="float">
            <text:p>448,932794970986</text:p>
          </table:table-cell>
          <table:table-cell/>
          <table:table-cell table:formula="of:=[.G23]-[.A23]" office:value-type="float" office:value="0" calcext:value-type="float">
            <text:p>0</text:p>
          </table:table-cell>
          <table:table-cell table:formula="of:=[.H23]-[.B23]" office:value-type="float" office:value="0" calcext:value-type="float">
            <text:p>0</text:p>
          </table:table-cell>
          <table:table-cell table:formula="of:=[.I23]-[.C23]" office:value-type="float" office:value="0" calcext:value-type="float">
            <text:p>0</text:p>
          </table:table-cell>
          <table:table-cell table:formula="of:=[.J23]-[.D23]" office:value-type="float" office:value="46.302378528484" calcext:value-type="float">
            <text:p>46,302378528484</text:p>
          </table:table-cell>
          <table:table-cell table:formula="of:=[.K23]-[.E23]" office:value-type="float" office:value="56.5614023210832" calcext:value-type="float">
            <text:p>56,56140232108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,9</text:p>
          </table:table-cell>
          <table:table-cell office:value-type="float" office:value="349.696078835081" calcext:value-type="float">
            <text:p>349,696078835081</text:p>
          </table:table-cell>
          <table:table-cell office:value-type="float" office:value="386.546141199225" calcext:value-type="float">
            <text:p>386,5461411992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,9</text:p>
          </table:table-cell>
          <table:table-cell office:value-type="float" office:value="406.800085963132" calcext:value-type="float">
            <text:p>406,800085963132</text:p>
          </table:table-cell>
          <table:table-cell office:value-type="float" office:value="449.784255319148" calcext:value-type="float">
            <text:p>449,784255319148</text:p>
          </table:table-cell>
          <table:table-cell/>
          <table:table-cell table:formula="of:=[.G24]-[.A24]" office:value-type="float" office:value="0" calcext:value-type="float">
            <text:p>0</text:p>
          </table:table-cell>
          <table:table-cell table:formula="of:=[.H24]-[.B24]" office:value-type="float" office:value="0" calcext:value-type="float">
            <text:p>0</text:p>
          </table:table-cell>
          <table:table-cell table:formula="of:=[.I24]-[.C24]" office:value-type="float" office:value="0" calcext:value-type="float">
            <text:p>0</text:p>
          </table:table-cell>
          <table:table-cell table:formula="of:=[.J24]-[.D24]" office:value-type="float" office:value="57.1040071280518" calcext:value-type="float">
            <text:p>57,1040071280518</text:p>
          </table:table-cell>
          <table:table-cell table:formula="of:=[.K24]-[.E24]" office:value-type="float" office:value="63.238114119923" calcext:value-type="float">
            <text:p>63,2381141199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80.067785299806" calcext:value-type="float">
            <text:p>380,06778529980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50.400164410057" calcext:value-type="float">
            <text:p>450,400164410057</text:p>
          </table:table-cell>
          <table:table-cell/>
          <table:table-cell table:formula="of:=[.G25]-[.A25]" office:value-type="float" office:value="0" calcext:value-type="float">
            <text:p>0</text:p>
          </table:table-cell>
          <table:table-cell table:formula="of:=[.H25]-[.B25]" office:value-type="float" office:value="0" calcext:value-type="float">
            <text:p>0</text:p>
          </table:table-cell>
          <table:table-cell table:formula="of:=[.I25]-[.C25]" office:value-type="float" office:value="0" calcext:value-type="float">
            <text:p>0</text:p>
          </table:table-cell>
          <table:table-cell table:formula="of:=[.J25]-[.D25]" office:value-type="float" office:value="70.3323791102513" calcext:value-type="float">
            <text:p>70,3323791102513</text:p>
          </table:table-cell>
          <table:table-cell table:formula="of:=[.K25]-[.E25]" office:value-type="float" office:value="70.3323791102513" calcext:value-type="float">
            <text:p>70,3323791102513</text:p>
          </table:table-cell>
        </table:table-row>
        <table:table-row table:style-name="ro1">
          <table:table-cell table:number-columns-repeated="12"/>
          <table:table-cell table:style-name="Default" table:number-columns-repeated="3"/>
          <table:table-cell table:style-name="Default" table:formula="of:=SUM([.P15:.P25])/COUNT ([.P15:.P25])" office:value-type="float" office:value="34.594316055417" calcext:value-type="float">
            <text:p>34,594316055417</text:p>
          </table:table-cell>
          <table:table-cell table:style-name="Default" table:formula="of:=SUM([.Q15:.Q25])/COUNT ([.Q15:.Q25])" office:value-type="float" office:value="60.5717399331812" calcext:value-type="float">
            <text:p>60,571739933181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NOT_ALL</text:p>
          </table:table-cell>
          <table:table-cell table:number-columns-repeated="2"/>
          <table:table-cell table:style-name="Default"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1.6600311647692" calcext:value-type="float">
            <text:p>21,6600311647692</text:p>
          </table:table-cell>
          <table:table-cell office:value-type="float" office:value="417.152011605415" calcext:value-type="float">
            <text:p>417,1520116054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0.423491295938" calcext:value-type="float">
            <text:p>460,423491295938</text:p>
          </table:table-cell>
          <table:table-cell/>
          <table:table-cell table:formula="of:=[.G28]-[.A28]" office:value-type="float" office:value="0" calcext:value-type="float">
            <text:p>0</text:p>
          </table:table-cell>
          <table:table-cell table:formula="of:=[.H28]-[.B28]" office:value-type="float" office:value="0" calcext:value-type="float">
            <text:p>0</text:p>
          </table:table-cell>
          <table:table-cell table:formula="of:=[.I28]-[.C28]" office:value-type="float" office:value="0" calcext:value-type="float">
            <text:p>0</text:p>
          </table:table-cell>
          <table:table-cell table:formula="of:=[.J28]-[.D28]" office:value-type="float" office:value="-21.6600311647692" calcext:value-type="float">
            <text:p>-21,6600311647692</text:p>
          </table:table-cell>
          <table:table-cell table:formula="of:=[.K28]-[.E28]" office:value-type="float" office:value="43.2714796905233" calcext:value-type="float">
            <text:p>43,27147969052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57.052206999727" calcext:value-type="float">
            <text:p>57,052206999727</text:p>
          </table:table-cell>
          <table:table-cell office:value-type="float" office:value="404.607127659574" calcext:value-type="float">
            <text:p>404,60712765957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46.1448820116055" calcext:value-type="float">
            <text:p>46,1448820116055</text:p>
          </table:table-cell>
          <table:table-cell office:value-type="float" office:value="461.448820116054" calcext:value-type="float">
            <text:p>461,448820116054</text:p>
          </table:table-cell>
          <table:table-cell/>
          <table:table-cell table:formula="of:=[.G29]-[.A29]" office:value-type="float" office:value="0" calcext:value-type="float">
            <text:p>0</text:p>
          </table:table-cell>
          <table:table-cell table:formula="of:=[.H29]-[.B29]" office:value-type="float" office:value="0" calcext:value-type="float">
            <text:p>0</text:p>
          </table:table-cell>
          <table:table-cell table:formula="of:=[.I29]-[.C29]" office:value-type="float" office:value="0" calcext:value-type="float">
            <text:p>0</text:p>
          </table:table-cell>
          <table:table-cell table:formula="of:=[.J29]-[.D29]" office:value-type="float" office:value="-10.9073249881216" calcext:value-type="float">
            <text:p>-10,9073249881216</text:p>
          </table:table-cell>
          <table:table-cell table:formula="of:=[.K29]-[.E29]" office:value-type="float" office:value="56.84169245648" calcext:value-type="float">
            <text:p>56,841692456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90.9697112413907" calcext:value-type="float">
            <text:p>90,9697112413907</text:p>
          </table:table-cell>
          <table:table-cell office:value-type="float" office:value="390.919767891683" calcext:value-type="float">
            <text:p>390,91976789168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92.8221257253386" calcext:value-type="float">
            <text:p>92,8221257253386</text:p>
          </table:table-cell>
          <table:table-cell office:value-type="float" office:value="464.110628626692" calcext:value-type="float">
            <text:p>464,110628626692</text:p>
          </table:table-cell>
          <table:table-cell/>
          <table:table-cell table:formula="of:=[.G30]-[.A30]" office:value-type="float" office:value="0" calcext:value-type="float">
            <text:p>0</text:p>
          </table:table-cell>
          <table:table-cell table:formula="of:=[.H30]-[.B30]" office:value-type="float" office:value="0" calcext:value-type="float">
            <text:p>0</text:p>
          </table:table-cell>
          <table:table-cell table:formula="of:=[.I30]-[.C30]" office:value-type="float" office:value="0" calcext:value-type="float">
            <text:p>0</text:p>
          </table:table-cell>
          <table:table-cell table:formula="of:=[.J30]-[.D30]" office:value-type="float" office:value="1.85241448394788" calcext:value-type="float">
            <text:p>1,85241448394788</text:p>
          </table:table-cell>
          <table:table-cell table:formula="of:=[.K30]-[.E30]" office:value-type="float" office:value="73.1908607350094" calcext:value-type="float">
            <text:p>73,19086073500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133.093696726203" calcext:value-type="float">
            <text:p>133,093696726203</text:p>
          </table:table-cell>
          <table:table-cell office:value-type="float" office:value="400.495164410057" calcext:value-type="float">
            <text:p>400,49516441005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138.996815280464" calcext:value-type="float">
            <text:p>138,996815280464</text:p>
          </table:table-cell>
          <table:table-cell office:value-type="float" office:value="463.322717601547" calcext:value-type="float">
            <text:p>463,322717601547</text:p>
          </table:table-cell>
          <table:table-cell/>
          <table:table-cell table:formula="of:=[.G31]-[.A31]" office:value-type="float" office:value="0" calcext:value-type="float">
            <text:p>0</text:p>
          </table:table-cell>
          <table:table-cell table:formula="of:=[.H31]-[.B31]" office:value-type="float" office:value="0" calcext:value-type="float">
            <text:p>0</text:p>
          </table:table-cell>
          <table:table-cell table:formula="of:=[.I31]-[.C31]" office:value-type="float" office:value="0" calcext:value-type="float">
            <text:p>0</text:p>
          </table:table-cell>
          <table:table-cell table:formula="of:=[.J31]-[.D31]" office:value-type="float" office:value="5.90311855426154" calcext:value-type="float">
            <text:p>5,90311855426154</text:p>
          </table:table-cell>
          <table:table-cell table:formula="of:=[.K31]-[.E31]" office:value-type="float" office:value="62.8275531914896" calcext:value-type="float">
            <text:p>62,82755319148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,4</text:p>
          </table:table-cell>
          <table:table-cell office:value-type="float" office:value="166.657151959115" calcext:value-type="float">
            <text:p>166,657151959115</text:p>
          </table:table-cell>
          <table:table-cell office:value-type="float" office:value="389.83905222437" calcext:value-type="float">
            <text:p>389,8390522243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,4</text:p>
          </table:table-cell>
          <table:table-cell office:value-type="float" office:value="183.21516827853" calcext:value-type="float">
            <text:p>183,21516827853</text:p>
          </table:table-cell>
          <table:table-cell office:value-type="float" office:value="458.037920696325" calcext:value-type="float">
            <text:p>458,037920696325</text:p>
          </table:table-cell>
          <table:table-cell/>
          <table:table-cell table:formula="of:=[.G32]-[.A32]" office:value-type="float" office:value="0" calcext:value-type="float">
            <text:p>0</text:p>
          </table:table-cell>
          <table:table-cell table:formula="of:=[.H32]-[.B32]" office:value-type="float" office:value="0" calcext:value-type="float">
            <text:p>0</text:p>
          </table:table-cell>
          <table:table-cell table:formula="of:=[.I32]-[.C32]" office:value-type="float" office:value="0" calcext:value-type="float">
            <text:p>0</text:p>
          </table:table-cell>
          <table:table-cell table:formula="of:=[.J32]-[.D32]" office:value-type="float" office:value="16.5580163194148" calcext:value-type="float">
            <text:p>16,5580163194148</text:p>
          </table:table-cell>
          <table:table-cell table:formula="of:=[.K32]-[.E32]" office:value-type="float" office:value="68.1988684719541" calcext:value-type="float">
            <text:p>68,19886847195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205.241524309829" calcext:value-type="float">
            <text:p>205,241524309829</text:p>
          </table:table-cell>
          <table:table-cell office:value-type="float" office:value="392.746460348162" calcext:value-type="float">
            <text:p>392,74646034816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227.890454545454" calcext:value-type="float">
            <text:p>227,890454545454</text:p>
          </table:table-cell>
          <table:table-cell office:value-type="float" office:value="455.780909090909" calcext:value-type="float">
            <text:p>455,780909090909</text:p>
          </table:table-cell>
          <table:table-cell/>
          <table:table-cell table:formula="of:=[.G33]-[.A33]" office:value-type="float" office:value="0" calcext:value-type="float">
            <text:p>0</text:p>
          </table:table-cell>
          <table:table-cell table:formula="of:=[.H33]-[.B33]" office:value-type="float" office:value="0" calcext:value-type="float">
            <text:p>0</text:p>
          </table:table-cell>
          <table:table-cell table:formula="of:=[.I33]-[.C33]" office:value-type="float" office:value="0" calcext:value-type="float">
            <text:p>0</text:p>
          </table:table-cell>
          <table:table-cell table:formula="of:=[.J33]-[.D33]" office:value-type="float" office:value="22.6489302356256" calcext:value-type="float">
            <text:p>22,6489302356256</text:p>
          </table:table-cell>
          <table:table-cell table:formula="of:=[.K33]-[.E33]" office:value-type="float" office:value="63.0344487427469" calcext:value-type="float">
            <text:p>63,03444874274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,6</text:p>
          </table:table-cell>
          <table:table-cell office:value-type="float" office:value="242.793745870575" calcext:value-type="float">
            <text:p>242,793745870575</text:p>
          </table:table-cell>
          <table:table-cell office:value-type="float" office:value="394.454690522243" calcext:value-type="float">
            <text:p>394,45469052224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,6</text:p>
          </table:table-cell>
          <table:table-cell office:value-type="float" office:value="274.793907156673" calcext:value-type="float">
            <text:p>274,793907156673</text:p>
          </table:table-cell>
          <table:table-cell office:value-type="float" office:value="457.989845261121" calcext:value-type="float">
            <text:p>457,989845261121</text:p>
          </table:table-cell>
          <table:table-cell/>
          <table:table-cell table:formula="of:=[.G34]-[.A34]" office:value-type="float" office:value="0" calcext:value-type="float">
            <text:p>0</text:p>
          </table:table-cell>
          <table:table-cell table:formula="of:=[.H34]-[.B34]" office:value-type="float" office:value="0" calcext:value-type="float">
            <text:p>0</text:p>
          </table:table-cell>
          <table:table-cell table:formula="of:=[.I34]-[.C34]" office:value-type="float" office:value="0" calcext:value-type="float">
            <text:p>0</text:p>
          </table:table-cell>
          <table:table-cell table:formula="of:=[.J34]-[.D34]" office:value-type="float" office:value="32.0001612860984" calcext:value-type="float">
            <text:p>32,0001612860984</text:p>
          </table:table-cell>
          <table:table-cell table:formula="of:=[.K34]-[.E34]" office:value-type="float" office:value="63.5351547388787" calcext:value-type="float">
            <text:p>63,53515473887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,7</text:p>
          </table:table-cell>
          <table:table-cell office:value-type="float" office:value="282.686039045751" calcext:value-type="float">
            <text:p>282,686039045751</text:p>
          </table:table-cell>
          <table:table-cell office:value-type="float" office:value="395.403336557059" calcext:value-type="float">
            <text:p>395,40333655705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,7</text:p>
          </table:table-cell>
          <table:table-cell office:value-type="float" office:value="317.212934235976" calcext:value-type="float">
            <text:p>317,212934235976</text:p>
          </table:table-cell>
          <table:table-cell office:value-type="float" office:value="453.161334622824" calcext:value-type="float">
            <text:p>453,161334622824</text:p>
          </table:table-cell>
          <table:table-cell/>
          <table:table-cell table:formula="of:=[.G35]-[.A35]" office:value-type="float" office:value="0" calcext:value-type="float">
            <text:p>0</text:p>
          </table:table-cell>
          <table:table-cell table:formula="of:=[.H35]-[.B35]" office:value-type="float" office:value="0" calcext:value-type="float">
            <text:p>0</text:p>
          </table:table-cell>
          <table:table-cell table:formula="of:=[.I35]-[.C35]" office:value-type="float" office:value="0" calcext:value-type="float">
            <text:p>0</text:p>
          </table:table-cell>
          <table:table-cell table:formula="of:=[.J35]-[.D35]" office:value-type="float" office:value="34.5268951902255" calcext:value-type="float">
            <text:p>34,5268951902255</text:p>
          </table:table-cell>
          <table:table-cell table:formula="of:=[.K35]-[.E35]" office:value-type="float" office:value="57.7579980657646" calcext:value-type="float">
            <text:p>57,75799806576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,8</text:p>
          </table:table-cell>
          <table:table-cell office:value-type="float" office:value="317.36621123765" calcext:value-type="float">
            <text:p>317,36621123765</text:p>
          </table:table-cell>
          <table:table-cell office:value-type="float" office:value="392.371392649903" calcext:value-type="float">
            <text:p>392,37139264990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,8</text:p>
          </table:table-cell>
          <table:table-cell office:value-type="float" office:value="364.107001934236" calcext:value-type="float">
            <text:p>364,107001934236</text:p>
          </table:table-cell>
          <table:table-cell office:value-type="float" office:value="455.133752417794" calcext:value-type="float">
            <text:p>455,133752417794</text:p>
          </table:table-cell>
          <table:table-cell/>
          <table:table-cell table:formula="of:=[.G36]-[.A36]" office:value-type="float" office:value="0" calcext:value-type="float">
            <text:p>0</text:p>
          </table:table-cell>
          <table:table-cell table:formula="of:=[.H36]-[.B36]" office:value-type="float" office:value="0" calcext:value-type="float">
            <text:p>0</text:p>
          </table:table-cell>
          <table:table-cell table:formula="of:=[.I36]-[.C36]" office:value-type="float" office:value="0" calcext:value-type="float">
            <text:p>0</text:p>
          </table:table-cell>
          <table:table-cell table:formula="of:=[.J36]-[.D36]" office:value-type="float" office:value="46.7407906965863" calcext:value-type="float">
            <text:p>46,7407906965863</text:p>
          </table:table-cell>
          <table:table-cell table:formula="of:=[.K36]-[.E36]" office:value-type="float" office:value="62.7623597678916" calcext:value-type="float">
            <text:p>62,76235976789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,9</text:p>
          </table:table-cell>
          <table:table-cell office:value-type="float" office:value="349.696078835081" calcext:value-type="float">
            <text:p>349,696078835081</text:p>
          </table:table-cell>
          <table:table-cell office:value-type="float" office:value="386.546141199225" calcext:value-type="float">
            <text:p>386,5461411992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,9</text:p>
          </table:table-cell>
          <table:table-cell office:value-type="float" office:value="411.017405222436" calcext:value-type="float">
            <text:p>411,017405222436</text:p>
          </table:table-cell>
          <table:table-cell office:value-type="float" office:value="456.686005802707" calcext:value-type="float">
            <text:p>456,686005802707</text:p>
          </table:table-cell>
          <table:table-cell/>
          <table:table-cell table:formula="of:=[.G37]-[.A37]" office:value-type="float" office:value="0" calcext:value-type="float">
            <text:p>0</text:p>
          </table:table-cell>
          <table:table-cell table:formula="of:=[.H37]-[.B37]" office:value-type="float" office:value="0" calcext:value-type="float">
            <text:p>0</text:p>
          </table:table-cell>
          <table:table-cell table:formula="of:=[.I37]-[.C37]" office:value-type="float" office:value="0" calcext:value-type="float">
            <text:p>0</text:p>
          </table:table-cell>
          <table:table-cell table:formula="of:=[.J37]-[.D37]" office:value-type="float" office:value="61.3213263873553" calcext:value-type="float">
            <text:p>61,3213263873553</text:p>
          </table:table-cell>
          <table:table-cell table:formula="of:=[.K37]-[.E37]" office:value-type="float" office:value="70.139864603482" calcext:value-type="float">
            <text:p>70,1398646034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80.067785299806" calcext:value-type="float">
            <text:p>380,06778529980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47.147543520309" calcext:value-type="float">
            <text:p>447,147543520309</text:p>
          </table:table-cell>
          <table:table-cell/>
          <table:table-cell table:formula="of:=[.G38]-[.A38]" office:value-type="float" office:value="0" calcext:value-type="float">
            <text:p>0</text:p>
          </table:table-cell>
          <table:table-cell table:formula="of:=[.H38]-[.B38]" office:value-type="float" office:value="0" calcext:value-type="float">
            <text:p>0</text:p>
          </table:table-cell>
          <table:table-cell table:formula="of:=[.I38]-[.C38]" office:value-type="float" office:value="0" calcext:value-type="float">
            <text:p>0</text:p>
          </table:table-cell>
          <table:table-cell table:formula="of:=[.J38]-[.D38]" office:value-type="float" office:value="67.0797582205032" calcext:value-type="float">
            <text:p>67,0797582205032</text:p>
          </table:table-cell>
          <table:table-cell table:formula="of:=[.K38]-[.E38]" office:value-type="float" office:value="67.0797582205032" calcext:value-type="float">
            <text:p>67,0797582205032</text:p>
          </table:table-cell>
        </table:table-row>
        <table:table-row table:style-name="ro1">
          <table:table-cell table:number-columns-repeated="12"/>
          <table:table-cell table:style-name="Default" table:number-columns-repeated="3"/>
          <table:table-cell table:style-name="Default" table:formula="of:=SUM([.P28:.P38])/COUNT ([.P28:.P38])" office:value-type="float" office:value="23.278550474648" calcext:value-type="float">
            <text:p>23,278550474648</text:p>
          </table:table-cell>
          <table:table-cell table:style-name="Default" table:formula="of:=SUM([.Q28:.Q38])/COUNT ([.Q28:.Q38])" office:value-type="float" office:value="62.6036398804294" calcext:value-type="float">
            <text:p>62,6036398804294</text:p>
          </table:table-cell>
        </table:table-row>
        <calcext:conditional-formats>
          <calcext:conditional-format calcext:target-range-address="Hoja1.M2:Hoja1.Q12 Hoja1.M13:Hoja1.Q25 Hoja1.M28:Hoja1.Q38">
            <calcext:condition calcext:apply-style-name="Error" calcext:value="&gt;0" calcext:base-cell-address="Hoja1.M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7T10:50:31.001484045</meta:creation-date>
    <dc:date>2020-02-17T11:16:11.768433562</dc:date>
    <meta:editing-duration>PT6M15S</meta:editing-duration>
    <meta:editing-cycles>1</meta:editing-cycles>
    <meta:document-statistic meta:table-count="1" meta:cell-count="507" meta:object-count="0"/>
    <meta:generator>LibreOffice/6.0.7.3$Linux_X86_64 LibreOffice_project/00m0$Build-3</meta:generator>
  </office:meta>
</office:document-meta>
</file>